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outline1">
      <style:graphic-properties fo:min-height="10.001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style:paragraph-properties fo:margin-left="0cm" fo:margin-right="0cm" fo:margin-top="0.381cm" fo:margin-bottom="0cm" fo:line-height="100%" fo:text-indent="0cm"/>
    </style:style>
    <style:style style:name="P4" style:family="paragraph">
      <style:paragraph-properties fo:margin-left="0cm" fo:margin-right="0cm" fo:margin-top="0.374cm" fo:margin-bottom="0cm" fo:line-height="100%" fo:text-indent="0cm"/>
    </style:style>
    <style:style style:name="P5" style:family="paragraph">
      <style:paragraph-properties fo:margin-top="0.381cm" fo:margin-bottom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Free and Open Source Software (FOSS) for Web Map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roduction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Name</text:p>
              </text:list-item>
              <text:list-item>
                <text:p>Do you have a particular project or type of project in mind for the class? (It’s ok if you don’t!)</text:p>
              </text:list-item>
              <text:list-item>
                <text:p>What technologies or technical skills do you hope to lear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oals</text:p>
          </draw:text-box>
        </draw:frame>
        <draw:frame presentation:style-name="pr7" draw:layer="layout" svg:width="26cm" svg:height="10cm" svg:x="1cm" svg:y="2.6cm" presentation:class="outline" presentation:user-transformed="true">
          <draw:text-box>
            <text:list text:style-name="L2">
              <text:list-item>
                <text:p>Survey the FOSS for GIS landscape (and external learning resources)</text:p>
              </text:list-item>
              <text:list-item>
                <text:p text:style-name="P2"><text:span text:style-name="T1">Theory behind FOSS development (What? Why? How? </text:span>Who?)</text:p>
              </text:list-item>
              <text:list-item>
                <text:p>HTML/CSS/JS review (Please let me know what would be helpful here!)</text:p>
              </text:list-item>
              <text:list-item>
                <text:p><text:span text:style-name="T1">Web Mapping fundamentals (raster vs. vector, </text:span>formats, choropleths, heatmaps, databases)</text:p>
              </text:list-item>
              <text:list-item>
                <text:p>Web Mapping tools and platforms</text:p>
                <text:list>
                  <text:list-item>
                    <text:p>MapLibre, Leaflet, OpenLayers, d3, CesiumJS, (Deck.gl?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Materials</text:p>
          </draw:text-box>
        </draw:frame>
        <draw:frame presentation:style-name="pr10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<text:a xlink:href="https://github.com/Willjfield/FOSS-for-WebGIS" xlink:type="simple">https://github.com/Willjfield/FOSS-for-WebGIS</text:a></text:p>
              </text:list-item>
              <text:list-item>
                <text:p text:style-name="P2"><text:a xlink:href="mailto:git@github.com" xlink:type="simple">git@github.com</text:a>:Willjfield/FOSS-for-WebGIS.g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Schedule</text:p>
          </draw:text-box>
        </draw:frame>
        <draw:frame presentation:style-name="pr10" draw:text-style-name="P5" draw:layer="layout" svg:width="12.97cm" svg:height="10cm" svg:x="13.97cm" svg:y="3cm" presentation:class="outline" presentation:user-transformed="true">
          <draw:text-box>
            <text:list text:style-name="L2">
              <text:list-item>
                <text:p text:style-name="P3">7/19 - Leaflet</text:p>
              </text:list-item>
              <text:list-item>
                <text:p text:style-name="P4"><text:span text:style-name="T1">7/26 - OpenLayers</text:span></text:p>
              </text:list-item>
              <text:list-item>
                <text:p text:style-name="P4"><text:span text:style-name="T1">8/2 - CesiumJS</text:span></text:p>
              </text:list-item>
              <text:list-item>
                <text:p text:style-name="P3">8/9 <text:s/>- Workshop/Open Q&amp;A</text:p>
              </text:list-item>
              <text:list-item>
                <text:p text:style-name="P3">8/16 – Share final projects and wrap up</text:p>
              </text:list-item>
            </text:list>
          </draw:text-box>
        </draw:frame>
        <draw:frame presentation:style-name="pr10" draw:layer="layout" svg:width="12.97cm" svg:height="10cm" svg:x="1cm" svg:y="3.175cm" presentation:class="outline" presentation:user-transformed="true">
          <draw:text-box>
            <text:list text:style-name="L2">
              <text:list-item>
                <text:p><text:span text:style-name="T2">5:30 - 7:15 PM</text:span></text:p>
              </text:list-item>
              <text:list-item>
                <text:p>6/7 - Introduction</text:p>
              </text:list-item>
              <text:list-item>
                <text:p>6/14 – Web Mapping Fundamentals</text:p>
              </text:list-item>
              <text:list-item>
                <text:p text:style-name="P3"><text:span text:style-name="T1">6/21 – Mapping </text:span>Resources</text:p>
              </text:list-item>
              <text:list-item>
                <text:p>7/5 – MapLibre</text:p>
              </text:list-item>
              <text:list-item>
                <text:p>7/12 - d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Grading</text:p>
          </draw:text-box>
        </draw:frame>
        <draw:frame presentation:style-name="pr10" draw:text-style-name="P5" draw:layer="layout" svg:width="23.765cm" svg:height="10cm" svg:x="2.205cm" svg:y="3cm" presentation:class="outline" presentation:user-transformed="true">
          <draw:text-box>
            <text:list text:style-name="L2">
              <text:list-item>
                <text:p text:style-name="P3">50% Class Participation</text:p>
              </text:list-item>
              <text:list-item>
                <text:p text:style-name="P3">50% Final Project</text:p>
              </text:list-item>
              <text:list-item>
                <text:p text:style-name="P3"><text:span text:style-name="T2">Did you make progress from where you are today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Accent" style:family="graphic" style:parent-style-name="Default_20_Drawing_20_Style_5f_1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0cm" fo:min-width="0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1.75cm" fo:min-width="27.491cm"/>
    </style:style>
    <style:style style:name="Mgr5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7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6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6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6:30:27.320733033</meta:creation-date>
    <dc:date>2023-05-23T16:31:59.644104373</dc:date>
    <meta:editing-duration>PT1M33S</meta:editing-duration>
    <meta:editing-cycles>1</meta:editing-cycles>
    <meta:document-statistic meta:object-count="83"/>
    <meta:generator>LibreOffice/7.5.3.2$MacOSX_X86_64 LibreOffice_project/9f56dff12ba03b9acd7730a5a481eea045e468f3</meta:generator>
  </office:meta>
</office:document-meta>
</file>